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cc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2" table:default-cell-style-name="ce7"/>
        <table:table-column table:style-name="co1" table:number-columns-repeated="3" table:default-cell-style-name="ce3"/>
        <table:table-column table:style-name="co3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VE</text:p>
          </table:table-cell>
          <table:table-cell table:style-name="ce9" office:value-type="string">
            <text:p>Savoir les blessés/suspendus pour la prochaine journée</text:p>
          </table:table-cell>
          <table:table-cell table:style-name="ce13" office:value-type="date" office:date-value="2018-03-19">
            <text:p>1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er pari sur son match pour gagner un bonus </text:p>
          </table:table-cell>
          <table:table-cell table:style-name="ce13" office:value-type="date" office:date-value="2018-03-25">
            <text:p>25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Le style de coach génère des bonus/malus propre à chacun (Gaeul)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Suppression des actualités en ajax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lassiqu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IHM/cron : caricatures en fin de ligue</text:p>
          </table:table-cell>
          <table:table-cell table:style-name="ce13" office:value-type="date" office:date-value="2018-03-24">
            <text:p>2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Images caricatures en fin de ligue</text:p>
          </table:table-cell>
          <table:table-cell table:style-name="ce13" office:value-type="date" office:date-value="2018-03-27">
            <text:p>2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Ecran calendrier : terrain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1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12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expert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pip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national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5"/>
          <table:table-cell table:style-name="ce10" office:value-type="string">
            <text:p>Mode de jeu coupe/à la journée</text:p>
          </table:table-cell>
          <table:table-cell table:style-name="ce5" table:number-columns-repeated="3"/>
          <table:table-cell table:style-name="ce10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/>
          <table:table-cell>
            <draw:frame table:end-cell-address="DEV.B112" table:end-x="0.475cm" table:end-y="0.025cm" draw:z-index="0" draw:name="http://localhost:81/souris/web/img/brassard_capitaine.jpg" draw:style-name="gr1" draw:text-style-name="P1" svg:width="0.475cm" svg:height="0.477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3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3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maj score non faite quand statut passe à 2</text:p>
          </table:table-cell>
          <table:table-cell table:style-name="ce16" office:value-type="date" office:date-value="2018-03-22">
            <text:p>22/03/18</text:p>
          </table:table-cell>
          <table:table-cell table:style-name="ce1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1 (31/03 au 04/04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mercato – affichage 2 fois le même joueur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On récupère que les joueurs avec colonne nouvel_id à NULL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mercato – affichage budget restant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 compo sur équipe exempt journée précédente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scrapMaxi</text:p>
          </table:table-cell>
          <table:table-cell table:style-name="ce16" office:value-type="date" office:date-value="2018-04-01">
            <text:p>01/04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coquille insérée lors refactoring</text:p>
          </table:table-cell>
          <table:table-cell table:style-name="ce9" table:number-columns-repeated="1017"/>
        </table:table-row>
        <table:table-row table:style-name="ro5">
          <table:table-cell table:number-columns-repeated="2"/>
          <table:table-cell office:value-type="string">
            <text:p>Dump pré-journée non fait</text:p>
          </table:table-cell>
          <table:table-cell table:number-columns-repeated="102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1">01/04/2018</text:date>, <text:time>10:4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4-01T10:43:19.40</dc:date>
    <dc:creator>Max Plaiz</dc:creator>
    <meta:editing-duration>P1DT14H33M49S</meta:editing-duration>
    <meta:editing-cycles>76</meta:editing-cycles>
    <meta:generator>OpenOffice/4.1.3$Win32 OpenOffice.org_project/413m1$Build-9783</meta:generator>
    <meta:document-statistic meta:table-count="2" meta:cell-count="271" meta:object-count="1"/>
  </office:meta>
</office:document-meta>
</file>